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 style:list-style-name="L3">
      <style:graphic-properties fo:min-height="13.75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6" style:family="paragraph">
      <style:paragraph-properties style:writing-mode="lr-tb"/>
      <style:text-properties fo:font-style="italic" style:font-style-asian="italic" style:font-style-complex="italic"/>
    </style:style>
    <style:style style:name="P7" style:family="paragraph">
      <style:text-properties fo:hyphenate="false"/>
    </style:style>
    <style:style style:name="P8" style:family="paragraph">
      <style:paragraph-properties style:writing-mode="lr-tb"/>
      <style:text-properties fo:hyphenate="false"/>
    </style:style>
    <style:style style:name="P9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ostgresql Upgrade Paths<text:tab/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Zebanza, Pablo Hendrickx - 12/6/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tents of presentat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What benefits?</text:p>
              </text:list-item>
              <text:list-item>
                <text:p>Postgres update policy </text:p>
              </text:list-item>
              <text:list-item>
                <text:p>How to choose your upgrade strateg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enefit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Benefits of new major versions</text:p>
                <text:list>
                  <text:list-item>
                    <text:p>More security</text:p>
                  </text:list-item>
                  <text:list-item>
                    <text:p>Performance </text:p>
                  </text:list-item>
                  <text:list-item>
                    <text:p>New features for developers </text:p>
                  </text:list-item>
                  <text:list-item>
                    <text:p>New SQL implementations</text:p>
                  </text:list-item>
                  <text:list-item>
                    <text:p>Better management features</text:p>
                  </text:list-item>
                  <text:list-item>
                    <text:p>EOL after 5 years</text:p>
                  </text:list-item>
                  <text:list-item>
                    <text:p>Frequently upgrading makes it easi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enefits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1">Benefits of new minor versions</text:span></text:p>
                <text:list>
                  <text:list-item>
                    <text:p text:style-name="P5"><text:span text:style-name="T2">Low risk and simple procedure</text:span></text:p>
                  </text:list-item>
                  <text:list-item>
                    <text:p><text:span text:style-name="T2">Only fixes bugs, security issues, and data corruption problems</text:span></text:p>
                  </text:list-item>
                  <text:list-item>
                    <text:p><text:span text:style-name="T2">“</text:span><text:span text:style-name="T2">For minor releases, the community considers not upgrading to be riskier than upgrading.”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ostgres update policy 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4">Major release every year</text:p>
              </text:list-item>
              <text:list-item>
                <text:p>Minor release every 3 months</text:p>
              </text:list-item>
              <text:list-item>
                <text:p>Wait for first minor update before installing new major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ostgres update policy 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Versioning Numbering</text:p>
              </text:list-item>
              <text:list-item>
                <text:p>Old:</text:p>
                <text:list>
                  <text:list-item>
                    <text:p>9.6.3</text:p>
                  </text:list-item>
                  <text:list-item>
                    <text:p>Major.Major.Minor</text:p>
                  </text:list-item>
                  <text:list-item>
                    <text:p>Up to version 9.6</text:p>
                  </text:list-item>
                </text:list>
              </text:list-item>
              <text:list-item>
                <text:p>New:</text:p>
                <text:list>
                  <text:list-item>
                    <text:p>12.2</text:p>
                  </text:list-item>
                  <text:list-item>
                    <text:p>Major.Minor</text:p>
                  </text:list-item>
                  <text:list-item>
                    <text:p>Version 10 onward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in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Update Postgres</text:p>
              </text:list-item>
              <text:list-item>
                <text:p>Make sure to update ALL pg packages</text:p>
              </text:list-item>
              <text:list-item>
                <text:p>Check the release no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inor version</text:p>
          </draw:text-box>
        </draw:frame>
        <draw:frame presentation:style-name="pr8" draw:text-style-name="P8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7">Stop connections</text:p>
              </text:list-item>
              <text:list-item>
                <text:p text:style-name="P7">Take a backup</text:p>
              </text:list-item>
              <text:list-item>
                <text:p text:style-name="P7">Stop the cluster</text:p>
              </text:list-item>
              <text:list-item>
                <text:p text:style-name="P7">Replace the Postgres binaries </text:p>
              </text:list-item>
              <text:list-item>
                <text:p text:style-name="P7">Restart the clu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Upgrading major vers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3 options:</text:p>
                <text:list>
                  <text:list-item>
                    <text:p text:style-name="P1">Pg_dump/restore</text:p>
                  </text:list-item>
                  <text:list-item>
                    <text:p text:style-name="P1">In-place upgrade with pg_upgrade</text:p>
                  </text:list-item>
                  <text:list-item>
                    <text:p text:style-name="P1">Online upgrade</text:p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g_dump/restore</text:p>
                <text:list>
                  <text:list-item>
                    <text:p>Create dump with pg_dumpall</text:p>
                  </text:list-item>
                  <text:list-item>
                    <text:p>Install the new postgres packages</text:p>
                  </text:list-item>
                  <text:list-item>
                    <text:p>Start the new cluster</text:p>
                  </text:list-item>
                  <text:list-item>
                    <text:p>Use psql to restore the du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Pg_dump/restore</text:p>
              </text:list-item>
              <text:list-item>
                <text:p>Pro’s:</text:p>
                <text:list>
                  <text:list-item>
                    <text:p>Works since v7.0</text:p>
                  </text:list-item>
                  <text:list-item>
                    <text:p>Simplicity</text:p>
                  </text:list-item>
                  <text:list-item>
                    <text:p>Robust</text:p>
                  </text:list-item>
                  <text:list-item>
                    <text:p>Small DB → perfect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4">Pg_dump/restore</text:p>
              </text:list-item>
              <text:list-item>
                <text:p text:style-name="P4">Contra’s:</text:p>
                <text:list>
                  <text:list-item>
                    <text:p>Larger database → slow, larger downtime</text:p>
                  </text:list-item>
                  <text:list-item>
                    <text:p>Requires double space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-place upgrade with pg_upgrade</text:p>
                <text:list>
                  <text:list-item>
                    <text:p>Create empty db of new postgres version</text:p>
                  </text:list-item>
                  <text:list-item>
                    <text:p>Stop old postgres db</text:p>
                  </text:list-item>
                  <text:list-item>
                    <text:p>Start pg_upgrade command</text:p>
                  </text:list-item>
                  <text:list-item>
                    <text:p>Start new database</text:p>
                  </text:list-item>
                  <text:list-item>
                    <text:p>Start collecting statisti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-place upgrade with pg_upgrade</text:p>
              </text:list-item>
              <text:list-item>
                <text:p>Pro’s</text:p>
                <text:list>
                  <text:list-item>
                    <text:p>Much faster for large databases</text:p>
                  </text:list-item>
                  <text:list-item>
                    <text:p>Low down tim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-place upgrade with pg_upgrade</text:p>
              </text:list-item>
              <text:list-item>
                <text:p>Contra’s</text:p>
                <text:list>
                  <text:list-item>
                    <text:p>Statistics need to be recollected → more downtime than expected</text:p>
                  </text:list-item>
                  <text:list-item>
                    <text:p>Extensions can surprise you</text:p>
                  </text:list-item>
                  <text:list-item>
                    <text:p>Buggy in containers</text:p>
                  </text:list-item>
                  <text:list-item>
                    <text:p>Double space (unless using -k option)</text:p>
                  </text:list-item>
                  <text:list-item>
                    <text:p>Medium complex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Online upgrade</text:p>
                <text:list>
                  <text:list-item>
                    <text:p>Setup new database cluster</text:p>
                  </text:list-item>
                  <text:list-item>
                    <text:p>Setup replication from old one to new one</text:p>
                  </text:list-item>
                  <text:list-item>
                    <text:p>Perform failov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4">Online upgrade</text:p>
                <text:list>
                  <text:list-item>
                    <text:p>Replicating from old to new is not built in</text:p>
                  </text:list-item>
                  <text:list-item>
                    <text:p>Third party tool required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Online upgrade</text:p>
              </text:list-item>
              <text:list-item>
                <text:p>Pro’s</text:p>
                <text:list>
                  <text:list-item>
                    <text:p>Very low down time</text:p>
                  </text:list-item>
                  <text:list-item>
                    <text:p>Can switchover standb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Online upgrade</text:p>
              </text:list-item>
              <text:list-item>
                <text:p>Contra’s</text:p>
                <text:list>
                  <text:list-item>
                    <text:p>Complexity</text:p>
                  </text:list-item>
                  <text:list-item>
                    <text:p>Double spac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Upgrading major ver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We can use pg_bouncer to minimize down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Source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Ilya Kosmodemiansky</text:p>
                    <text:p><text:s/>https://fosdem.org/2020/schedule/event/postgresql_an_ultimate_guide_to_upgrading_your_postgresql_installation/</text:p>
                  </text:list-item>
                  <text:list-item>
                    <text:p>https://www.postgresql.org/support/versioning/</text:p>
                  </text:list-item>
                  <text:list-item>
                    <text:p>https://www.cybertec-postgresql.com/en/a-primer-on-postgresql-upgrade-methods/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2" presentation:presentation-page-layout-name="AL2T1">
        <office:forms form:automatic-focus="false" form:apply-design-mode="false"/>
        <draw:frame presentation:style-name="pr9" draw:text-style-name="P1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3T10:54:09.586325233</meta:creation-date>
    <meta:editing-duration>P1DT1H46M53S</meta:editing-duration>
    <meta:editing-cycles>14</meta:editing-cycles>
    <meta:generator>LibreOffice/6.3.6.2$Linux_X86_64 LibreOffice_project/30$Build-2</meta:generator>
    <dc:title>Midnightblue</dc:title>
    <dc:date>2020-06-07T20:05:14.504121691</dc:date>
    <meta:document-statistic meta:object-count="135"/>
  </office:meta>
</office:document-meta>
</file>